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5cm" fo:min-width="2.35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5cm" fo:min-width="2.35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5cm" fo:min-width="2.35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cm"/>
    </style:style>
    <style:style style:name="gr10" style:family="graphic" style:parent-style-name="standard">
      <style:graphic-properties draw:stroke="none" svg:stroke-color="#000000" draw:fill="none" draw:fill-color="#ffffff" fo:min-height="0.492cm"/>
    </style:style>
    <style:style style:name="gr1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8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0cm"/>
    </style:style>
    <style:style style:name="gr14" style:family="graphic" style:parent-style-name="standard">
      <style:graphic-properties draw:stroke="none" svg:stroke-color="#000000" draw:fill="none" draw:fill-color="#ffffff" fo:min-height="1.28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9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131cm" fo:min-width="0cm"/>
    </style:style>
    <style:style style:name="gr17" style:family="graphic" style:parent-style-name="objectwithoutfill">
      <style:graphic-properties draw:stroke="dash" draw:stroke-dash="Dashed_20__28_var_29_" draw:marker-start="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707cm" fo:min-width="0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675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ctor" draw:style-name="gr1" draw:text-style-name="P2" draw:layer="layout" svg:width="2.205cm" svg:height="3cm" svg:x="9.074cm" svg:y="1.476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Timing System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name="ClassName" draw:style-name="gr2" draw:text-style-name="P2" draw:layer="layout" svg:width="4cm" svg:height="1.62cm" svg:x="14.387cm" svg:y="3.159cm">
          <text:p text:style-name="P1"><text:span text:style-name="T1">:BSA Core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3" draw:text-style-name="P2" draw:layer="layout" svg:width="4cm" svg:height="1.62cm" svg:x="23.316cm" svg:y="3.159cm">
          <text:p text:style-name="P1"><text:span text:style-name="T1">mySink:BSA Sink</text:span></text:p>
          <draw:enhanced-geometry svg:viewBox="0 0 1000 404" draw:text-areas="0 0 1000 404" draw:type="NonPrimitive" draw:enhanced-path="M 1000 404 L 1000 0 0 0 0 404 Z"/>
        </draw:custom-shape>
        <draw:custom-shape draw:name="Actor" draw:style-name="gr4" draw:text-style-name="P2" draw:layer="layout" svg:width="2.205cm" svg:height="3cm" svg:x="30.074cm" svg:y="1.51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Application (e.g., EPICS)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line draw:style-name="gr5" draw:text-style-name="P3" draw:layer="layout" svg:x1="10.03cm" svg:y1="5.445cm" svg:x2="10.144cm" svg:y2="20.05cm">
          <text:p/>
        </draw:line>
        <draw:line draw:style-name="gr5" draw:text-style-name="P3" draw:layer="layout" svg:x1="16.299cm" svg:y1="5.446cm" svg:x2="16.494cm" svg:y2="20.05cm">
          <text:p/>
        </draw:line>
        <draw:line draw:style-name="gr5" draw:text-style-name="P3" draw:layer="layout" svg:x1="25.234cm" svg:y1="5.447cm" svg:x2="25.384cm" svg:y2="20.05cm">
          <text:p/>
        </draw:line>
        <draw:line draw:style-name="gr5" draw:text-style-name="P3" draw:layer="layout" svg:x1="31.135cm" svg:y1="5.448cm" svg:x2="31.226cm" svg:y2="19.923cm">
          <text:p/>
        </draw:line>
        <draw:custom-shape draw:name="Actor" draw:style-name="gr6" draw:text-style-name="P2" draw:layer="layout" svg:width="2.205cm" svg:height="3cm" svg:x="3.474cm" svg:y="1.51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Data Source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line draw:style-name="gr5" draw:text-style-name="P3" draw:layer="layout" svg:x1="4.633cm" svg:y1="5.446cm" svg:x2="4.683cm" svg:y2="20.05cm">
          <text:p/>
        </draw:line>
        <draw:line draw:style-name="gr7" draw:text-style-name="P3" draw:layer="layout" svg:x1="31.099cm" svg:y1="6.08cm" svg:x2="16.367cm" svg:y2="6.08cm">
          <text:p/>
        </draw:line>
        <draw:frame draw:style-name="gr8" draw:text-style-name="P4" draw:layer="layout" svg:width="8.509cm" svg:height="0.762cm" svg:x="17.404cm" svg:y="5.364cm">
          <draw:text-box>
            <text:p><text:span text:style-name="T2">BSA_TimingCallbackRegister()</text:span></text:p>
          </draw:text-box>
        </draw:frame>
        <draw:custom-shape draw:style-name="gr9" draw:text-style-name="P3" draw:layer="layout" svg:width="0.381cm" svg:height="0.762cm" svg:x="16.113cm" svg:y="6.0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367cm" svg:y1="6.342cm" svg:x2="10.017cm" svg:y2="6.342cm">
          <text:p/>
        </draw:line>
        <draw:frame draw:style-name="gr8" draw:text-style-name="P4" draw:layer="layout" svg:width="8.509cm" svg:height="0.762cm" svg:x="10.705cm" svg:y="5.564cm">
          <draw:text-box>
            <text:p><text:span text:style-name="T2">register(timingCB)</text:span></text:p>
          </draw:text-box>
        </draw:frame>
        <draw:line draw:style-name="gr7" draw:text-style-name="P3" draw:layer="layout" svg:x1="31.1cm" svg:y1="7.832cm" svg:x2="16.368cm" svg:y2="7.832cm">
          <text:p/>
        </draw:line>
        <draw:frame draw:style-name="gr10" draw:text-style-name="P4" draw:layer="layout" svg:width="9.526cm" svg:height="0.742cm" svg:x="17.388cm" svg:y="7.116cm">
          <draw:text-box>
            <text:p><text:span text:style-name="T2">BSA_AddSimpleSink(mySink::BSA Sink)</text:span></text:p>
          </draw:text-box>
        </draw:frame>
        <draw:custom-shape draw:style-name="gr9" draw:text-style-name="P3" draw:layer="layout" svg:width="0.381cm" svg:height="0.762cm" svg:x="16.113cm" svg:y="7.88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018cm" svg:y1="9.742cm" svg:x2="16.368cm" svg:y2="9.742cm">
          <text:p/>
        </draw:line>
        <draw:frame draw:style-name="gr12" draw:text-style-name="P4" draw:layer="layout" svg:width="8.509cm" svg:height="1.233cm" svg:x="10.206cm" svg:y="8.464cm">
          <draw:text-box>
            <text:p><text:span text:style-name="T2">timingCB( BSA flags, timestamp )</text:span></text:p>
          </draw:text-box>
        </draw:frame>
        <draw:custom-shape draw:style-name="gr9" draw:text-style-name="P3" draw:layer="layout" svg:width="0.381cm" svg:height="0.762cm" svg:x="16.145cm" svg:y="9.78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4.618cm" svg:y1="11.417cm" svg:x2="16.367cm" svg:y2="11.417cm">
          <text:p/>
        </draw:line>
        <draw:frame draw:style-name="gr8" draw:text-style-name="P4" draw:layer="layout" svg:width="8.509cm" svg:height="0.762cm" svg:x="4.806cm" svg:y="10.639cm">
          <draw:text-box>
            <text:p><text:span text:style-name="T2">BSA_StoreData(timestamp, data) </text:span></text:p>
          </draw:text-box>
        </draw:frame>
        <draw:custom-shape draw:style-name="gr9" draw:text-style-name="P3" draw:layer="layout" svg:width="0.381cm" svg:height="0.762cm" svg:x="16.181cm" svg:y="11.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381cm" svg:height="1.628cm" svg:x="16.215cm" svg:y="12.58cm">
          <text:p/>
          <draw:enhanced-geometry svg:viewBox="0 0 21600 21600" draw:type="rectangle" draw:enhanced-path="M 0 0 L 21600 0 21600 21600 0 21600 0 0 Z N"/>
        </draw:custom-shape>
        <draw:polyline draw:style-name="gr7" draw:text-style-name="P3" draw:layer="layout" svg:width="1.042cm" svg:height="0.761cm" svg:x="16.34cm" svg:y="13.065cm" svg:viewBox="0 0 1043 762" draw:points="0,0 1043,0 1043,762 27,762">
          <text:p/>
        </draw:polyline>
        <draw:frame draw:style-name="gr14" draw:text-style-name="P4" draw:layer="layout" svg:width="8.509cm" svg:height="1.535cm" svg:x="17.607cm" svg:y="12.165cm">
          <draw:text-box>
            <text:p><text:span text:style-name="T2">filter(), process(), avg(),</text:span><text:span text:style-name="T2"><text:line-break/></text:span><text:span text:style-name="T2">prepareResult()</text:span></text:p>
          </draw:text-box>
        </draw:frame>
        <draw:frame draw:style-name="gr10" draw:text-style-name="P4" draw:layer="layout" svg:width="9.526cm" svg:height="1.233cm" svg:x="17.488cm" svg:y="13.616cm">
          <draw:text-box>
            <text:p><text:span text:style-name="T2">[edefInit flag set for EDEF]</text:span><text:span text:style-name="T2"><text:line-break/></text:span><text:span text:style-name="T2">OnInit()</text:span></text:p>
          </draw:text-box>
        </draw:frame>
        <draw:line draw:style-name="gr11" draw:text-style-name="P3" draw:layer="layout" svg:x1="16.367cm" svg:y1="14.905cm" svg:x2="25.384cm" svg:y2="14.905cm">
          <text:p/>
        </draw:line>
        <draw:custom-shape draw:style-name="gr15" draw:text-style-name="P3" draw:layer="layout" svg:width="0.381cm" svg:height="0.34cm" svg:x="25.149cm" svg:y="14.9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81cm" svg:height="0.381cm" svg:x="9.813cm" svg:y="6.3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0.018cm" svg:y1="6.676cm" svg:x2="16.368cm" svg:y2="6.676cm">
          <text:p/>
        </draw:line>
        <draw:line draw:style-name="gr17" draw:text-style-name="P3" draw:layer="layout" svg:x1="16.318cm" svg:y1="6.842cm" svg:x2="31.226cm" svg:y2="6.842cm">
          <text:p/>
        </draw:line>
        <draw:line draw:style-name="gr17" draw:text-style-name="P3" draw:layer="layout" svg:x1="16.318cm" svg:y1="8.642cm" svg:x2="31.226cm" svg:y2="8.642cm">
          <text:p/>
        </draw:line>
        <draw:line draw:style-name="gr17" draw:text-style-name="P3" draw:layer="layout" svg:x1="16.368cm" svg:y1="10.542cm" svg:x2="10.018cm" svg:y2="10.542cm">
          <text:p/>
        </draw:line>
        <draw:line draw:style-name="gr17" draw:text-style-name="P3" draw:layer="layout" svg:x1="16.369cm" svg:y1="12.142cm" svg:x2="4.683cm" svg:y2="12.142cm">
          <text:p/>
        </draw:line>
        <draw:line draw:style-name="gr17" draw:text-style-name="P3" draw:layer="layout" svg:x1="25.383cm" svg:y1="15.305cm" svg:x2="16.366cm" svg:y2="15.305cm">
          <text:p/>
        </draw:line>
        <draw:frame draw:style-name="gr10" draw:text-style-name="P4" draw:layer="layout" svg:width="9.526cm" svg:height="1.233cm" svg:x="17.488cm" svg:y="15.517cm">
          <draw:text-box>
            <text:p><text:span text:style-name="T2">[results available]</text:span><text:span text:style-name="T2"><text:line-break/></text:span><text:span text:style-name="T2">OnResult()</text:span></text:p>
          </draw:text-box>
        </draw:frame>
        <draw:line draw:style-name="gr11" draw:text-style-name="P3" draw:layer="layout" svg:x1="16.367cm" svg:y1="16.805cm" svg:x2="25.384cm" svg:y2="16.805cm">
          <text:p/>
        </draw:line>
        <draw:line draw:style-name="gr17" draw:text-style-name="P3" draw:layer="layout" svg:x1="25.383cm" svg:y1="17.205cm" svg:x2="16.366cm" svg:y2="17.205cm">
          <text:p/>
        </draw:line>
        <draw:custom-shape draw:style-name="gr15" draw:text-style-name="P3" draw:layer="layout" svg:width="0.381cm" svg:height="0.34cm" svg:x="25.149cm" svg:y="16.84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9.526cm" svg:height="1.233cm" svg:x="17.488cm" svg:y="17.492cm">
          <draw:text-box>
            <text:p><text:span text:style-name="T2">[abnormal termination of BSA]</text:span><text:span text:style-name="T2"><text:line-break/></text:span><text:span text:style-name="T2">OnAbort()</text:span></text:p>
          </draw:text-box>
        </draw:frame>
        <draw:line draw:style-name="gr11" draw:text-style-name="P3" draw:layer="layout" svg:x1="16.367cm" svg:y1="18.78cm" svg:x2="25.384cm" svg:y2="18.78cm">
          <text:p/>
        </draw:line>
        <draw:line draw:style-name="gr17" draw:text-style-name="P3" draw:layer="layout" svg:x1="25.383cm" svg:y1="19.18cm" svg:x2="16.366cm" svg:y2="19.18cm">
          <text:p/>
        </draw:line>
        <draw:custom-shape draw:style-name="gr15" draw:text-style-name="P3" draw:layer="layout" svg:width="0.381cm" svg:height="0.34cm" svg:x="25.149cm" svg:y="18.8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2.957cm" svg:x="16.213cm" svg:y="14.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381cm" svg:height="0.925cm" svg:x="16.247cm" svg:y="18.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ll </meta:initial-creator>
    <meta:creation-date>2018-10-08T14:25:37.633247036</meta:creation-date>
    <dc:date>2018-10-08T17:09:27.323487043</dc:date>
    <dc:creator>Till </dc:creator>
    <meta:editing-duration>PT10M4S</meta:editing-duration>
    <meta:editing-cycles>7</meta:editing-cycles>
    <meta:generator>LibreOffice/5.1.6.2$Linux_X86_64 LibreOffice_project/10m0$Build-2</meta:generator>
    <meta:document-statistic meta:object-count="47"/>
  </office:meta>
</office:document-meta>
</file>